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6" style:family="table">
      <style:table-properties style:width="14.601cm" table:align="margins"/>
    </style:style>
    <style:style style:name="Table6.A" style:family="table-column">
      <style:table-column-properties style:column-width="4.422cm" style:rel-column-width="19844*"/>
    </style:style>
    <style:style style:name="Table6.B" style:family="table-column">
      <style:table-column-properties style:column-width="10.179cm" style:rel-column-width="45691*"/>
    </style:style>
    <style:style style:name="Table6.A1" style:family="table-cell">
      <style:table-cell-properties fo:padding="0cm" fo:border="none"/>
    </style:style>
    <style:style style:name="Table8" style:family="table">
      <style:table-properties style:width="14.601cm" table:align="margins"/>
    </style:style>
    <style:style style:name="Table8.A" style:family="table-column">
      <style:table-column-properties style:column-width="4.422cm" style:rel-column-width="19844*"/>
    </style:style>
    <style:style style:name="Table8.B" style:family="table-column">
      <style:table-column-properties style:column-width="10.179cm" style:rel-column-width="45691*"/>
    </style:style>
    <style:style style:name="Table8.A1" style:family="table-cell">
      <style:table-cell-properties fo:padding="0cm" fo:border="none"/>
    </style:style>
    <style:style style:name="P1"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2" style:family="paragraph" style:parent-style-name="h2">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P3" style:family="paragraph" style:parent-style-name="Title" style:master-page-name="Standard">
      <style:paragraph-properties style:page-number="auto"/>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Header_20_right">
      <style:paragraph-properties fo:margin-top="0cm" fo:margin-bottom="0cm"/>
    </style:style>
    <style:style style:name="P6" style:family="paragraph" style:parent-style-name="Header_20_left">
      <style:text-properties fo:font-weight="normal" style:font-weight-asian="normal" style:font-weight-complex="normal"/>
    </style:style>
    <style:style style:name="T1" style:family="text"/>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tion</text:p>
      <text:p text:style-name="h1">Welcome</text:p>
      <text:p text:style-name="p">Include a welcome statement. Could add text and/or a media welcome as an audio or video.</text:p>
      <text:p text:style-name="h1">Course personnel</text:p>
      <text:p text:style-name="h2">Course team leader – Insert name here</text:p>
      <table:table table:name="Table6" table:style-name="Table6">
        <table:table-column table:style-name="Table6.A"/>
        <table:table-column table:style-name="Table6.B"/>
        <table:table-row>
          <table:table-cell table:style-name="Table6.A1" office:value-type="string">
            <text:p text:style-name="p">Insert photo if needed </text:p>
          </table:table-cell>
          <table:table-cell table:style-name="Table6.A1" office:value-type="string">
            <text:p text:style-name="p">Include a biography.</text:p>
            <text:p text:style-name="p"/>
          </table:table-cell>
        </table:table-row>
      </table:table>
      <text:p text:style-name="p"/>
      <text:p text:style-name="h2">Course moderator – Insert name here</text:p>
      <table:table table:name="Table8" table:style-name="Table8">
        <table:table-column table:style-name="Table8.A"/>
        <table:table-column table:style-name="Table8.B"/>
        <table:table-row>
          <table:table-cell table:style-name="Table8.A1" office:value-type="string">
            <text:p text:style-name="p">Insert photo if needed </text:p>
          </table:table-cell>
          <table:table-cell table:style-name="Table8.A1" office:value-type="string">
            <text:p text:style-name="p">Include a biography.</text:p>
            <text:p text:style-name="p"/>
          </table:table-cell>
        </table:table-row>
      </table:table>
      <text:p text:style-name="p"/>
      <text:p text:style-name="h2">Acknowledgements</text:p>
      <text:p text:style-name="p">If required, add acknowledgement details.</text:p>
      <text:p text:style-name="h1">Course overview</text:p>
      <text:p text:style-name="p">For example, could be text and/or an image.</text:p>
      <text:p text:style-name="h1">Learning objectives</text:p>
      <text:p text:style-name="p">List the objectives to reflect the course specification.</text:p>
      <text:p text:style-name="h1"><text:soft-page-break/>Course resources</text:p>
      <text:p text:style-name="h2">Introductory material</text:p>
      <text:p text:style-name="p">Example: This material provides a general overview of the course and administrative information.</text:p>
      <text:p text:style-name="h2">Study modules</text:p>
      <text:p text:style-name="p">Example: The study modules are the key learning resources. They contain the outlay of the course, objectives and a general introduction. Learning exercises to test your achievement of the learning objectives are included. The modules provide guidance for the use of your text and selected readings.</text:p>
      <text:p text:style-name="P2">Textbooks</text:p>
      <text:p text:style-name="p">If required, list the textbook reference details.</text:p>
      <text:p text:style-name="h2">Selected readings</text:p>
      <text:p text:style-name="p">If required, refer to how these are used in the course.</text:p>
      <text:p text:style-name="h2">Further readings</text:p>
      <text:p text:style-name="p">If required, refer to how these are used in the course.</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p-indent" style:family="paragraph" style:parent-style-name="p" style:master-page-name="">
      <style:paragraph-properties fo:margin-left="0.6cm" fo:margin-right="0cm" fo:text-indent="0cm" style:auto-text-indent="false" style:page-number="auto"/>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eightpt" style:family="paragraph" style:parent-style-name="p" style:master-page-name="">
      <style:paragraph-properties style:page-number="auto"/>
      <style:text-properties fo:font-size="8pt"/>
    </style:style>
    <style:style style:name="p-ninept" style:family="paragraph" style:parent-style-name="p" style:master-page-name="">
      <style:paragraph-properties style:page-number="auto"/>
      <style:text-properties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small" style:family="text">
      <style:text-properties style:font-name="Times New Roman1" fo:font-size="8pt" fo:font-style="normal" style:font-style-asian="normal" style:font-style-complex="normal"/>
    </style:style>
    <style:style style:name="i-tiny" style:family="text">
      <style:text-properties style:font-name="Times New Roman1" fo:font-size="9pt" fo:font-style="normal" style:font-style-asian="normal" style:font-style-complex="normal"/>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7" style:family="table" style:master-page-name="">
      <style:table-properties style:width="14.6cm" style:page-number="0" table:align="left"/>
    </style:style>
    <style:style style:name="Table7.A" style:family="table-column">
      <style:table-column-properties style:column-width="13.552cm"/>
    </style:style>
    <style:style style:name="Table7.B" style:family="table-column">
      <style:table-column-properties style:column-width="1.048cm"/>
    </style:style>
    <style:style style:name="Table7.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1.048cm"/>
    </style:style>
    <style:style style:name="Table9.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Introduction</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text:page-number></text:span></text:p>
            </table:table-cell>
            <table:table-cell office:value-type="string">
              <text:p text:style-name="P3"><text:subject>ABC1234 – Course name here</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Introduction</text:title></text:p>
            </table:table-cell>
            <table:table-cell table:style-name="Table3.A1" office:value-type="string">
              <text:p text:style-name="P1"><text:span text:style-name="i-b"><text:page-number text:select-page="current">2</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Introduction</text:title></text:p>
            </table:table-cell>
            <table:table-cell table:style-name="Table4.A1" office:value-type="string">
              <text:p text:style-name="P1"><text:span text:style-name="i-b"><text:page-number text:select-page="current">2</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Introduction</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Landscape_20_No_20_Header" style:display-name="Landscape No Header" style:page-layout-name="pm12" style:next-style-name="Standard"/>
    <style:master-page style:name="Large_20_Page" style:display-name="Large Page" style:page-layout-name="pm13">
      <style:header>
        <table:table table:name="Table7" table:style-name="Table7">
          <table:table-column table:style-name="Table7.A"/>
          <table:table-column table:style-name="Table7.B"/>
          <table:table-row>
            <table:table-cell table:style-name="Table7.A1" office:value-type="string">
              <text:p text:style-name="Header_20_right"><text:title>Introduction</text:title></text:p>
            </table:table-cell>
            <table:table-cell table:style-name="Table7.A1" office:value-type="string">
              <text:p text:style-name="P1"><text:span text:style-name="i-b"><text:page-number text:select-page="current">2</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page-number text:select-page="current">2</text:page-number></text:span></text:p>
            </table:table-cell>
            <table:table-cell office:value-type="string">
              <text:p text:style-name="P3"><text:subject>ABC1234 – Course name her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Introduction</dc:title>
    <dc:subject>ABC1234 – Course name here</dc:subject>
    <meta:initial-creator>Pamela Glossop</meta:initial-creator>
    <meta:creation-date>2006-03-07T11:30:48</meta:creation-date>
    <dc:creator>Pamela Glossop</dc:creator>
    <dc:date>2008-10-22T12:04:00</dc:date>
    <meta:editing-cycles>57</meta:editing-cycles>
    <meta:editing-duration>PT1H20M21S</meta:editing-duration>
    <meta:template xlink:type="simple" xlink:actuate="onRequest" xlink:href="../../../../../ice-usq/trunk/usq-content/templates/ice-template.ott" xlink:title="ice-template" meta:date="2008-10-02T14:08:18"/>
    <meta:user-defined meta:name="Info 1"/>
    <meta:user-defined meta:name="Info 2"/>
    <meta:user-defined meta:name="Info 3"/>
    <meta:user-defined meta:name="Info 4"/>
    <meta:document-statistic meta:table-count="16" meta:image-count="0" meta:object-count="0" meta:page-count="2" meta:paragraph-count="51" meta:word-count="172" meta:character-count="1140"/>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